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066236" officeooo:paragraph-rsid="00066236"/>
    </style:style>
    <style:style style:name="P2" style:family="paragraph" style:parent-style-name="Standard">
      <style:text-properties style:font-name="Liberation Sans" officeooo:rsid="00066236" officeooo:paragraph-rsid="0006ad8e"/>
    </style:style>
    <style:style style:name="P3" style:family="paragraph" style:parent-style-name="Standard">
      <style:text-properties style:font-name="Liberation Sans" officeooo:rsid="002e52a6" officeooo:paragraph-rsid="0036426e"/>
    </style:style>
    <style:style style:name="P4" style:family="paragraph" style:parent-style-name="Standard" style:list-style-name="L6">
      <style:text-properties style:font-name="Liberation Sans" officeooo:rsid="002e52a6" officeooo:paragraph-rsid="002e52a6"/>
    </style:style>
    <style:style style:name="P5" style:family="paragraph" style:parent-style-name="Standard">
      <style:text-properties style:font-name="Liberation Sans" officeooo:rsid="0038e056" officeooo:paragraph-rsid="0038e056"/>
    </style:style>
    <style:style style:name="P6" style:family="paragraph" style:parent-style-name="Standard" style:list-style-name="L11">
      <style:text-properties style:font-name="Liberation Sans" officeooo:rsid="003d5dd7" officeooo:paragraph-rsid="003d5dd7"/>
    </style:style>
    <style:style style:name="P7" style:family="paragraph" style:parent-style-name="Standard" style:list-style-name="L11">
      <style:text-properties style:font-name="Liberation Sans" officeooo:rsid="0031d2a2" officeooo:paragraph-rsid="003d5dd7"/>
    </style:style>
    <style:style style:name="P8" style:family="paragraph" style:parent-style-name="Standard" style:list-style-name="L10">
      <style:text-properties style:font-name="Liberation Sans" officeooo:rsid="0031d2a2" officeooo:paragraph-rsid="00342135"/>
    </style:style>
    <style:style style:name="P9" style:family="paragraph" style:parent-style-name="Standard" style:list-style-name="L10">
      <style:text-properties style:font-name="Liberation Sans" officeooo:rsid="0031d2a2" officeooo:paragraph-rsid="00652869"/>
    </style:style>
    <style:style style:name="P10" style:family="paragraph" style:parent-style-name="Standard" style:list-style-name="L10">
      <style:text-properties style:font-name="Liberation Sans" officeooo:rsid="0031d2a2" officeooo:paragraph-rsid="0073170c"/>
    </style:style>
    <style:style style:name="P11" style:family="paragraph" style:parent-style-name="Standard" style:list-style-name="L10">
      <style:text-properties style:font-name="Liberation Sans" officeooo:rsid="0031d2a2" officeooo:paragraph-rsid="0067a1f7"/>
    </style:style>
    <style:style style:name="P12" style:family="paragraph" style:parent-style-name="Standard" style:list-style-name="L10">
      <style:text-properties style:font-name="Liberation Sans" officeooo:rsid="0031d2a2" officeooo:paragraph-rsid="0084ed89"/>
    </style:style>
    <style:style style:name="P13" style:family="paragraph" style:parent-style-name="Standard" style:list-style-name="L11">
      <style:text-properties style:font-name="Liberation Sans" officeooo:rsid="003538ad" officeooo:paragraph-rsid="003f035a"/>
    </style:style>
    <style:style style:name="P14" style:family="paragraph" style:parent-style-name="Standard" style:list-style-name="L10">
      <style:text-properties style:font-name="Liberation Sans" officeooo:rsid="003538ad" officeooo:paragraph-rsid="003538ad"/>
    </style:style>
    <style:style style:name="P15" style:family="paragraph" style:parent-style-name="Standard" style:list-style-name="L11">
      <style:text-properties style:font-name="Liberation Sans" officeooo:rsid="00473421" officeooo:paragraph-rsid="00473421"/>
    </style:style>
    <style:style style:name="P16" style:family="paragraph" style:parent-style-name="Standard" style:list-style-name="L11">
      <style:text-properties style:font-name="Liberation Sans" officeooo:rsid="004dbc51" officeooo:paragraph-rsid="004dbc51"/>
    </style:style>
    <style:style style:name="P17" style:family="paragraph" style:parent-style-name="Standard" style:list-style-name="L11">
      <style:text-properties style:font-name="Liberation Sans" officeooo:rsid="005448ac" officeooo:paragraph-rsid="005448ac"/>
    </style:style>
    <style:style style:name="P18" style:family="paragraph" style:parent-style-name="Standard" style:list-style-name="L11">
      <style:text-properties style:font-name="Liberation Sans" officeooo:rsid="0053b899" officeooo:paragraph-rsid="0053b899"/>
    </style:style>
    <style:style style:name="P19" style:family="paragraph" style:parent-style-name="Standard" style:list-style-name="L11">
      <style:text-properties style:font-name="Liberation Sans" officeooo:rsid="005d4645" officeooo:paragraph-rsid="005d4645"/>
    </style:style>
    <style:style style:name="P20" style:family="paragraph" style:parent-style-name="Standard" style:list-style-name="L10">
      <style:text-properties style:font-name="Liberation Sans" officeooo:rsid="005d4645" officeooo:paragraph-rsid="009ede97"/>
    </style:style>
    <style:style style:name="P21" style:family="paragraph" style:parent-style-name="Standard" style:list-style-name="L11">
      <style:text-properties style:font-name="Liberation Sans" officeooo:rsid="00342135" officeooo:paragraph-rsid="003d5dd7"/>
    </style:style>
    <style:style style:name="P22" style:family="paragraph" style:parent-style-name="Standard" style:list-style-name="L10">
      <style:text-properties style:font-name="Liberation Sans" officeooo:rsid="00342135" officeooo:paragraph-rsid="00342135"/>
    </style:style>
    <style:style style:name="P23" style:family="paragraph" style:parent-style-name="Standard" style:list-style-name="L10">
      <style:text-properties style:font-name="Liberation Sans" officeooo:rsid="00342135" officeooo:paragraph-rsid="0081588b"/>
    </style:style>
    <style:style style:name="P24" style:family="paragraph" style:parent-style-name="Standard" style:list-style-name="L10">
      <style:text-properties style:font-name="Liberation Sans" officeooo:rsid="00342135" officeooo:paragraph-rsid="0036426e"/>
    </style:style>
    <style:style style:name="P25" style:family="paragraph" style:parent-style-name="Standard" style:list-style-name="L10">
      <style:text-properties style:font-name="Liberation Sans" officeooo:rsid="00342135" officeooo:paragraph-rsid="00652869"/>
    </style:style>
    <style:style style:name="P26" style:family="paragraph" style:parent-style-name="Standard">
      <style:text-properties style:font-name="Liberation Sans" officeooo:rsid="00342135" officeooo:paragraph-rsid="0036426e"/>
    </style:style>
    <style:style style:name="P27" style:family="paragraph" style:parent-style-name="Standard">
      <style:text-properties style:font-name="Liberation Sans" officeooo:rsid="00342135" officeooo:paragraph-rsid="00652869"/>
    </style:style>
    <style:style style:name="P28" style:family="paragraph" style:parent-style-name="Standard" style:list-style-name="L11">
      <style:text-properties style:font-name="Liberation Sans" officeooo:rsid="005ade74" officeooo:paragraph-rsid="005ade74"/>
    </style:style>
    <style:style style:name="P29" style:family="paragraph" style:parent-style-name="Standard" style:list-style-name="L11">
      <style:text-properties style:font-name="Liberation Sans" officeooo:rsid="005f3f16" officeooo:paragraph-rsid="005f3f16"/>
    </style:style>
    <style:style style:name="P30" style:family="paragraph" style:parent-style-name="Standard">
      <style:text-properties style:font-name="Liberation Sans" officeooo:rsid="005f3f16" officeooo:paragraph-rsid="009ede97"/>
    </style:style>
    <style:style style:name="P31" style:family="paragraph" style:parent-style-name="Standard" style:list-style-name="L11">
      <style:text-properties style:font-name="Liberation Sans" officeooo:rsid="008109df" officeooo:paragraph-rsid="008109df"/>
    </style:style>
    <style:style style:name="P32" style:family="paragraph" style:parent-style-name="Standard" style:list-style-name="L10">
      <style:text-properties style:font-name="Liberation Sans" officeooo:rsid="007aa465" officeooo:paragraph-rsid="007aa465"/>
    </style:style>
    <style:style style:name="P33" style:family="paragraph" style:parent-style-name="Standard" style:list-style-name="L10">
      <style:text-properties style:font-name="Liberation Sans" officeooo:rsid="0036426e" officeooo:paragraph-rsid="0036426e"/>
    </style:style>
    <style:style style:name="P34" style:family="paragraph" style:parent-style-name="Standard" style:list-style-name="L10">
      <style:text-properties style:font-name="Liberation Sans" officeooo:rsid="0036426e" officeooo:paragraph-rsid="00652869"/>
    </style:style>
    <style:style style:name="P35" style:family="paragraph" style:parent-style-name="Standard">
      <style:text-properties style:font-name="Liberation Sans" officeooo:rsid="0064bd49" officeooo:paragraph-rsid="0064bd49"/>
    </style:style>
    <style:style style:name="P36" style:family="paragraph" style:parent-style-name="Standard" style:list-style-name="L10">
      <style:text-properties style:font-name="Liberation Sans" officeooo:rsid="007146b4" officeooo:paragraph-rsid="007146b4"/>
    </style:style>
    <style:style style:name="P37" style:family="paragraph" style:parent-style-name="Standard" style:list-style-name="L10">
      <style:text-properties style:font-name="Liberation Sans" officeooo:rsid="00743c8e" officeooo:paragraph-rsid="00743c8e"/>
    </style:style>
    <style:style style:name="P38" style:family="paragraph" style:parent-style-name="Standard" style:list-style-name="L10">
      <style:text-properties style:font-name="Liberation Sans" officeooo:rsid="007bc7f3" officeooo:paragraph-rsid="007bc7f3"/>
    </style:style>
    <style:style style:name="P39" style:family="paragraph" style:parent-style-name="Standard" style:list-style-name="L10">
      <style:text-properties style:font-name="Liberation Sans" officeooo:rsid="006c4367" officeooo:paragraph-rsid="006c4367"/>
    </style:style>
    <style:style style:name="P40" style:family="paragraph" style:parent-style-name="Standard" style:list-style-name="L10">
      <style:text-properties style:font-name="Liberation Sans" officeooo:rsid="0088423a" officeooo:paragraph-rsid="0088a344"/>
    </style:style>
    <style:style style:name="P41" style:family="paragraph" style:parent-style-name="Standard" style:list-style-name="L3">
      <style:text-properties style:font-name="Liberation Sans" officeooo:rsid="0010c796" officeooo:paragraph-rsid="0010c796"/>
    </style:style>
    <style:style style:name="P42" style:family="paragraph" style:parent-style-name="Standard" style:list-style-name="L8">
      <style:text-properties style:font-name="Liberation Sans" officeooo:rsid="0010c796" officeooo:paragraph-rsid="0010c796"/>
    </style:style>
    <style:style style:name="P43" style:family="paragraph" style:parent-style-name="Standard" style:list-style-name="L2">
      <style:text-properties style:font-name="Liberation Sans" officeooo:rsid="0006ad8e" officeooo:paragraph-rsid="0006ad8e"/>
    </style:style>
    <style:style style:name="P44" style:family="paragraph" style:parent-style-name="Standard" style:list-style-name="L2">
      <style:text-properties style:font-name="Liberation Sans" officeooo:rsid="00089466" officeooo:paragraph-rsid="00089466"/>
    </style:style>
    <style:style style:name="P45" style:family="paragraph" style:parent-style-name="Standard">
      <style:text-properties style:font-name="Liberation Sans" officeooo:rsid="00089466" officeooo:paragraph-rsid="00089466"/>
    </style:style>
    <style:style style:name="P46" style:family="paragraph" style:parent-style-name="Standard" style:list-style-name="L4">
      <style:text-properties style:font-name="Liberation Sans" officeooo:rsid="00089466" officeooo:paragraph-rsid="00089466"/>
    </style:style>
    <style:style style:name="P47" style:family="paragraph" style:parent-style-name="Standard" style:list-style-name="L4">
      <style:text-properties style:font-name="Liberation Sans" officeooo:rsid="00089466" officeooo:paragraph-rsid="009f7430"/>
    </style:style>
    <style:style style:name="P48" style:family="paragraph" style:parent-style-name="Standard" style:list-style-name="L5">
      <style:text-properties style:font-name="Liberation Sans" officeooo:rsid="00089466" officeooo:paragraph-rsid="00089466"/>
    </style:style>
    <style:style style:name="P49" style:family="paragraph" style:parent-style-name="Standard" style:list-style-name="L6">
      <style:text-properties style:font-name="Liberation Sans" officeooo:rsid="00089466" officeooo:paragraph-rsid="00089466"/>
    </style:style>
    <style:style style:name="P50" style:family="paragraph" style:parent-style-name="Standard" style:list-style-name="L7">
      <style:text-properties style:font-name="Liberation Sans" officeooo:rsid="00089466" officeooo:paragraph-rsid="00089466"/>
    </style:style>
    <style:style style:name="P51" style:family="paragraph" style:parent-style-name="Standard">
      <style:text-properties style:font-name="Liberation Sans" officeooo:rsid="00089466" officeooo:paragraph-rsid="0006ad8e"/>
    </style:style>
    <style:style style:name="P52" style:family="paragraph" style:parent-style-name="Standard">
      <style:text-properties style:font-name="Liberation Sans" officeooo:rsid="00089466" officeooo:paragraph-rsid="009f7430"/>
    </style:style>
    <style:style style:name="P53" style:family="paragraph" style:parent-style-name="Standard" style:list-style-name="L4">
      <style:text-properties style:font-name="Liberation Sans" officeooo:rsid="00264282" officeooo:paragraph-rsid="00264282"/>
    </style:style>
    <style:style style:name="P54" style:family="paragraph" style:parent-style-name="Standard" style:list-style-name="L4">
      <style:text-properties style:font-name="Liberation Sans" officeooo:rsid="00264282" officeooo:paragraph-rsid="009f7430"/>
    </style:style>
    <style:style style:name="P55" style:family="paragraph" style:parent-style-name="Standard" style:list-style-name="L4">
      <style:text-properties style:font-name="Liberation Sans" officeooo:rsid="001621b9" officeooo:paragraph-rsid="001621b9"/>
    </style:style>
    <style:style style:name="P56" style:family="paragraph" style:parent-style-name="Standard" style:list-style-name="L4">
      <style:text-properties style:font-name="Liberation Sans" officeooo:rsid="001621b9" officeooo:paragraph-rsid="009f7430"/>
    </style:style>
    <style:style style:name="P57" style:family="paragraph" style:parent-style-name="Standard" style:list-style-name="L4">
      <style:text-properties style:font-name="Liberation Sans" officeooo:rsid="001aa3b0" officeooo:paragraph-rsid="001aa3b0"/>
    </style:style>
    <style:style style:name="P58" style:family="paragraph" style:parent-style-name="Standard" style:list-style-name="L4">
      <style:text-properties style:font-name="Liberation Sans" officeooo:rsid="001aa3b0" officeooo:paragraph-rsid="009f7430"/>
    </style:style>
    <style:style style:name="P59" style:family="paragraph" style:parent-style-name="Standard" style:list-style-name="L4">
      <style:text-properties style:font-name="Liberation Sans" officeooo:rsid="002158c1" officeooo:paragraph-rsid="0023653b"/>
    </style:style>
    <style:style style:name="P60" style:family="paragraph" style:parent-style-name="Standard" style:list-style-name="L4">
      <style:text-properties style:font-name="Liberation Sans" officeooo:rsid="002158c1" officeooo:paragraph-rsid="009f7430"/>
    </style:style>
    <style:style style:name="P61" style:family="paragraph" style:parent-style-name="Standard" style:list-style-name="L4">
      <style:text-properties style:font-name="Liberation Sans" officeooo:rsid="002bbcec" officeooo:paragraph-rsid="002bbcec"/>
    </style:style>
    <style:style style:name="P62" style:family="paragraph" style:parent-style-name="Standard" style:list-style-name="L4">
      <style:text-properties style:font-name="Liberation Sans" officeooo:rsid="002bbcec" officeooo:paragraph-rsid="009f7430"/>
    </style:style>
    <style:style style:name="P63" style:family="paragraph" style:parent-style-name="Standard" style:list-style-name="L4">
      <style:text-properties style:font-name="Liberation Sans" officeooo:rsid="002cc7c8" officeooo:paragraph-rsid="002cc7c8"/>
    </style:style>
    <style:style style:name="P64" style:family="paragraph" style:parent-style-name="Standard" style:list-style-name="L4">
      <style:text-properties style:font-name="Liberation Sans" officeooo:rsid="002cc7c8" officeooo:paragraph-rsid="009f7430"/>
    </style:style>
    <style:style style:name="P65" style:family="paragraph" style:parent-style-name="Standard" style:list-style-name="L4">
      <style:text-properties style:font-name="Liberation Sans" officeooo:rsid="0020260a" officeooo:paragraph-rsid="002bbcec"/>
    </style:style>
    <style:style style:name="P66" style:family="paragraph" style:parent-style-name="Standard" style:list-style-name="L4">
      <style:text-properties style:font-name="Liberation Sans" officeooo:rsid="0020260a" officeooo:paragraph-rsid="009f7430"/>
    </style:style>
    <style:style style:name="P67" style:family="paragraph" style:parent-style-name="Standard" style:list-style-name="L4">
      <style:text-properties style:font-name="Liberation Sans" officeooo:rsid="0022b001" officeooo:paragraph-rsid="0022b001"/>
    </style:style>
    <style:style style:name="P68" style:family="paragraph" style:parent-style-name="Standard" style:list-style-name="L4">
      <style:text-properties style:font-name="Liberation Sans" officeooo:rsid="0022b001" officeooo:paragraph-rsid="009f7430"/>
    </style:style>
    <style:style style:name="P69" style:family="paragraph" style:parent-style-name="Standard" style:list-style-name="L4">
      <style:text-properties style:font-name="Liberation Sans" officeooo:rsid="0023653b" officeooo:paragraph-rsid="0023653b"/>
    </style:style>
    <style:style style:name="P70" style:family="paragraph" style:parent-style-name="Standard" style:list-style-name="L4">
      <style:text-properties style:font-name="Liberation Sans" officeooo:rsid="0023653b" officeooo:paragraph-rsid="009f7430"/>
    </style:style>
    <style:style style:name="P71" style:family="paragraph" style:parent-style-name="Standard" style:list-style-name="L4">
      <style:text-properties style:font-name="Liberation Sans" officeooo:rsid="0023e6b1" officeooo:paragraph-rsid="00244750"/>
    </style:style>
    <style:style style:name="P72" style:family="paragraph" style:parent-style-name="Standard" style:list-style-name="L4">
      <style:text-properties style:font-name="Liberation Sans" officeooo:rsid="0023e6b1" officeooo:paragraph-rsid="0024eed1"/>
    </style:style>
    <style:style style:name="P73" style:family="paragraph" style:parent-style-name="Standard" style:list-style-name="L4">
      <style:text-properties style:font-name="Liberation Sans" officeooo:rsid="0023e6b1" officeooo:paragraph-rsid="009f7430"/>
    </style:style>
    <style:style style:name="P74" style:family="paragraph" style:parent-style-name="Standard">
      <style:paragraph-properties fo:text-align="center" style:justify-single-word="false"/>
      <style:text-properties style:font-name="Liberation Sans" fo:font-style="italic" officeooo:rsid="009f7430" officeooo:paragraph-rsid="009f7430" style:font-style-asian="italic" style:font-style-complex="italic"/>
    </style:style>
    <style:style style:name="P75" style:family="paragraph" style:parent-style-name="Standard">
      <style:paragraph-properties fo:text-align="center" style:justify-single-word="false"/>
      <style:text-properties style:font-name="Liberation Sans" fo:font-style="italic" officeooo:rsid="00a1fb94" officeooo:paragraph-rsid="00a1fb94" style:font-style-asian="italic" style:font-style-complex="italic"/>
    </style:style>
    <style:style style:name="P76" style:family="paragraph" style:parent-style-name="Standard" style:list-style-name="L7">
      <style:text-properties style:font-name="Liberation Sans" officeooo:rsid="00089da7" officeooo:paragraph-rsid="00089da7"/>
    </style:style>
    <style:style style:name="P77" style:family="paragraph" style:parent-style-name="Standard" style:list-style-name="L7">
      <style:text-properties style:font-name="Liberation Sans" officeooo:rsid="00099746" officeooo:paragraph-rsid="00099746"/>
    </style:style>
    <style:style style:name="P78" style:family="paragraph" style:parent-style-name="Standard" style:list-style-name="L7">
      <style:text-properties style:font-name="Liberation Sans" officeooo:rsid="0009e113" officeooo:paragraph-rsid="000b7922"/>
    </style:style>
    <style:style style:name="P79" style:family="paragraph" style:parent-style-name="Standard" style:list-style-name="L7">
      <style:text-properties style:font-name="Liberation Sans" officeooo:rsid="0009e113" officeooo:paragraph-rsid="000badb1"/>
    </style:style>
    <style:style style:name="P80" style:family="paragraph" style:parent-style-name="Standard" style:list-style-name="L7">
      <style:text-properties style:font-name="Liberation Sans" officeooo:rsid="0009e113" officeooo:paragraph-rsid="000c5e7d"/>
    </style:style>
    <style:style style:name="P81" style:family="paragraph" style:parent-style-name="Standard">
      <style:text-properties style:font-name="Liberation Sans" officeooo:rsid="000c5e7d" officeooo:paragraph-rsid="000c5e7d"/>
    </style:style>
    <style:style style:name="P82" style:family="paragraph" style:parent-style-name="Standard" style:list-style-name="L8">
      <style:text-properties style:font-name="Liberation Sans" officeooo:rsid="000c5e7d" officeooo:paragraph-rsid="000c5e7d"/>
    </style:style>
    <style:style style:name="P83" style:family="paragraph" style:parent-style-name="Standard" style:list-style-name="L10">
      <style:text-properties style:font-name="Liberation Sans" officeooo:rsid="00a5d2f7" officeooo:paragraph-rsid="00a5d2f7"/>
    </style:style>
    <style:style style:name="P84" style:family="paragraph" style:parent-style-name="Text_20_body" style:list-style-name="L12">
      <style:text-properties style:font-name="Liberation Sans" fo:font-size="12pt" fo:font-weight="normal" officeooo:rsid="0081220c" officeooo:paragraph-rsid="0081220c" style:font-size-asian="12pt" style:font-weight-asian="normal" style:font-size-complex="12pt" style:font-weight-complex="normal"/>
    </style:style>
    <style:style style:name="P85" style:family="paragraph" style:parent-style-name="Text_20_body" style:list-style-name="L12">
      <style:text-properties style:font-name="Liberation Sans" fo:font-size="12pt" fo:font-weight="normal" officeooo:rsid="006f65e2" officeooo:paragraph-rsid="006f65e2" style:font-size-asian="12pt" style:font-weight-asian="normal" style:font-size-complex="12pt" style:font-weight-complex="normal"/>
    </style:style>
    <style:style style:name="P86" style:family="paragraph" style:parent-style-name="Title">
      <style:text-properties style:font-name="Liberation Sans" officeooo:rsid="0068545f" officeooo:paragraph-rsid="0068545f"/>
    </style:style>
    <style:style style:name="P87" style:family="paragraph" style:parent-style-name="Heading_20_2">
      <style:text-properties style:font-name="Liberation Sans" officeooo:paragraph-rsid="006f65e2"/>
    </style:style>
    <style:style style:name="P88" style:family="paragraph" style:parent-style-name="Heading_20_2" style:list-style-name="L12">
      <style:text-properties style:font-name="Liberation Sans" fo:font-size="12pt" fo:font-weight="normal" officeooo:paragraph-rsid="006f65e2" style:font-size-asian="12pt" style:font-weight-asian="normal" style:font-size-complex="12pt" style:font-weight-complex="normal"/>
    </style:style>
    <style:style style:name="T1" style:family="text">
      <style:text-properties officeooo:rsid="0006ad8e"/>
    </style:style>
    <style:style style:name="T2" style:family="text">
      <style:text-properties officeooo:rsid="00089da7"/>
    </style:style>
    <style:style style:name="T3" style:family="text">
      <style:text-properties officeooo:rsid="00099746"/>
    </style:style>
    <style:style style:name="T4" style:family="text">
      <style:text-properties officeooo:rsid="000b7922"/>
    </style:style>
    <style:style style:name="T5" style:family="text">
      <style:text-properties officeooo:rsid="000badb1"/>
    </style:style>
    <style:style style:name="T6" style:family="text">
      <style:text-properties officeooo:rsid="000de258"/>
    </style:style>
    <style:style style:name="T7" style:family="text">
      <style:text-properties officeooo:rsid="000fcf0e"/>
    </style:style>
    <style:style style:name="T8" style:family="text">
      <style:text-properties officeooo:rsid="0010c796"/>
    </style:style>
    <style:style style:name="T9" style:family="text">
      <style:text-properties style:text-position="super 58%"/>
    </style:style>
    <style:style style:name="T10" style:family="text">
      <style:text-properties style:text-position="super 58%" officeooo:rsid="0012dd5f"/>
    </style:style>
    <style:style style:name="T11" style:family="text">
      <style:text-properties style:text-position="super 58%" officeooo:rsid="003ea16f"/>
    </style:style>
    <style:style style:name="T12" style:family="text">
      <style:text-properties officeooo:rsid="0010d4dd"/>
    </style:style>
    <style:style style:name="T13" style:family="text">
      <style:text-properties officeooo:rsid="0012147f"/>
    </style:style>
    <style:style style:name="T14" style:family="text">
      <style:text-properties officeooo:rsid="00122fe2"/>
    </style:style>
    <style:style style:name="T15" style:family="text">
      <style:text-properties officeooo:rsid="0012dd5f"/>
    </style:style>
    <style:style style:name="T16" style:family="text">
      <style:text-properties officeooo:rsid="0014280f"/>
    </style:style>
    <style:style style:name="T17" style:family="text">
      <style:text-properties officeooo:rsid="0017acd9"/>
    </style:style>
    <style:style style:name="T18" style:family="text">
      <style:text-properties officeooo:rsid="001c35dd"/>
    </style:style>
    <style:style style:name="T19" style:family="text">
      <style:text-properties officeooo:rsid="002158c1"/>
    </style:style>
    <style:style style:name="T20" style:family="text">
      <style:text-properties officeooo:rsid="0022b001"/>
    </style:style>
    <style:style style:name="T21" style:family="text">
      <style:text-properties officeooo:rsid="0023653b"/>
    </style:style>
    <style:style style:name="T22" style:family="text">
      <style:text-properties officeooo:rsid="0023e6b1"/>
    </style:style>
    <style:style style:name="T23" style:family="text">
      <style:text-properties officeooo:rsid="00244750"/>
    </style:style>
    <style:style style:name="T24" style:family="text">
      <style:text-properties officeooo:rsid="0024eed1"/>
    </style:style>
    <style:style style:name="T25" style:family="text">
      <style:text-properties officeooo:rsid="00277340"/>
    </style:style>
    <style:style style:name="T26" style:family="text">
      <style:text-properties officeooo:rsid="002a02cd"/>
    </style:style>
    <style:style style:name="T27" style:family="text">
      <style:text-properties officeooo:rsid="002d4d7a"/>
    </style:style>
    <style:style style:name="T28" style:family="text">
      <style:text-properties officeooo:rsid="003223f4"/>
    </style:style>
    <style:style style:name="T29" style:family="text">
      <style:text-properties officeooo:rsid="00342135"/>
    </style:style>
    <style:style style:name="T30" style:family="text">
      <style:text-properties officeooo:rsid="003538ad"/>
    </style:style>
    <style:style style:name="T31" style:family="text">
      <style:text-properties officeooo:rsid="0036426e"/>
    </style:style>
    <style:style style:name="T32" style:family="text">
      <style:text-properties officeooo:rsid="003d5dd7"/>
    </style:style>
    <style:style style:name="T33" style:family="text">
      <style:text-properties officeooo:rsid="003df00b"/>
    </style:style>
    <style:style style:name="T34" style:family="text">
      <style:text-properties officeooo:rsid="003ea16f"/>
    </style:style>
    <style:style style:name="T35" style:family="text">
      <style:text-properties officeooo:rsid="003f035a"/>
    </style:style>
    <style:style style:name="T36" style:family="text">
      <style:text-properties officeooo:rsid="00487996"/>
    </style:style>
    <style:style style:name="T37" style:family="text">
      <style:text-properties officeooo:rsid="004eedc5"/>
    </style:style>
    <style:style style:name="T38" style:family="text">
      <style:text-properties officeooo:rsid="0050028a"/>
    </style:style>
    <style:style style:name="T39" style:family="text">
      <style:text-properties officeooo:rsid="00560037"/>
    </style:style>
    <style:style style:name="T40" style:family="text">
      <style:text-properties officeooo:rsid="005c5898"/>
    </style:style>
    <style:style style:name="T41" style:family="text">
      <style:text-properties officeooo:rsid="005edea9"/>
    </style:style>
    <style:style style:name="T42" style:family="text">
      <style:text-properties officeooo:rsid="005fd77b"/>
    </style:style>
    <style:style style:name="T43" style:family="text">
      <style:text-properties officeooo:rsid="00652869"/>
    </style:style>
    <style:style style:name="T44" style:family="text">
      <style:text-properties officeooo:rsid="0066f5a1"/>
    </style:style>
    <style:style style:name="T45" style:family="text">
      <style:text-properties officeooo:rsid="006a3d8b"/>
    </style:style>
    <style:style style:name="T46" style:family="text">
      <style:text-properties officeooo:rsid="006c1c38"/>
    </style:style>
    <style:style style:name="T47" style:family="text">
      <style:text-properties officeooo:rsid="006d26e8"/>
    </style:style>
    <style:style style:name="T48" style:family="text">
      <style:text-properties officeooo:rsid="006e5bb4"/>
    </style:style>
    <style:style style:name="T49" style:family="text">
      <style:text-properties officeooo:rsid="007146b4"/>
    </style:style>
    <style:style style:name="T50" style:family="text">
      <style:text-properties officeooo:rsid="0073170c"/>
    </style:style>
    <style:style style:name="T51" style:family="text">
      <style:text-properties officeooo:rsid="007dcfd8"/>
    </style:style>
    <style:style style:name="T52" style:family="text">
      <style:text-properties officeooo:rsid="0082b3e5"/>
    </style:style>
    <style:style style:name="T53" style:family="text">
      <style:text-properties officeooo:rsid="0084ed89"/>
    </style:style>
    <style:style style:name="T54" style:family="text">
      <style:text-properties officeooo:rsid="00870ece"/>
    </style:style>
    <style:style style:name="T55" style:family="text">
      <style:text-properties officeooo:rsid="00871684"/>
    </style:style>
    <style:style style:name="T56" style:family="text">
      <style:text-properties officeooo:rsid="0088a344"/>
    </style:style>
    <style:style style:name="T57" style:family="text">
      <style:text-properties officeooo:rsid="0091dc75"/>
    </style:style>
    <style:style style:name="T58" style:family="text">
      <style:text-properties officeooo:rsid="00939a49"/>
    </style:style>
    <style:style style:name="T59" style:family="text">
      <style:text-properties officeooo:rsid="00939a49" fo:background-color="#ffff00" loext:char-shading-value="0"/>
    </style:style>
    <style:style style:name="T60" style:family="text">
      <style:text-properties fo:font-style="italic" style:font-style-asian="italic" style:font-style-complex="italic"/>
    </style:style>
    <style:style style:name="T61" style:family="text">
      <style:text-properties fo:font-style="italic" officeooo:rsid="008f7032" style:font-style-asian="italic" style:font-style-complex="italic"/>
    </style:style>
    <style:style style:name="T62" style:family="text">
      <style:text-properties officeooo:rsid="009d828d"/>
    </style:style>
    <style:style style:name="T63" style:family="text">
      <style:text-properties fo:font-weight="bold" style:font-weight-asian="bold" style:font-weight-complex="bold"/>
    </style:style>
    <style:style style:name="T64" style:family="text">
      <style:text-properties fo:font-weight="bold" officeooo:rsid="0014280f" style:font-weight-asian="bold" style:font-weight-complex="bold"/>
    </style:style>
    <text:list-style style:name="L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imeline Prototype <text:span text:style-name="T45">Designs</text:span></text:p>
      <text:p text:style-name="P1"/>
      <text:h text:style-name="P87" text:outline-level="2"><text:span text:style-name="T46">Suggested</text:span> Ideal Solution: <text:span text:style-name="T59">Postgre Design</text:span> </text:h>
      <text:h text:style-name="P87" text:outline-level="2"><text:span text:style-name="T58">Because:</text:span></text:h>
      <text:list xml:id="list7397923439489726362" text:style-name="L12">
        <text:list-item>
          <text:list>
            <text:list-item>
              <text:h text:style-name="P88" text:outline-level="2"><text:span text:style-name="T31">Though slower for reads(2.5x slower), it is much faster(10x faster) for writes. Since we need a lot of both, Postgre wins.</text:span></text:h>
            </text:list-item>
            <text:list-item>
              <text:p text:style-name="P84">Commonly used with django models</text:p>
            </text:list-item>
            <text:list-item>
              <text:p text:style-name="P85">Plentiful documentation</text:p>
            </text:list-item>
          </text:list>
        </text:list-item>
      </text:list>
      <text:p text:style-name="P3"/>
      <text:p text:style-name="P5"><text:span text:style-name="T63">Potential Postgre solution</text:span> <text:span text:style-name="T33">(not ideal normalized solution, but rather for given constraint of 1 table only)</text:span>:</text:p>
      <text:list xml:id="list4250683811621678693" text:style-name="L11">
        <text:list-item>
          <text:p text:style-name="P6">Structure</text:p>
          <text:list>
            <text:list-item>
              <text:p text:style-name="P7"><text:s/><text:span text:style-name="T32">1 table </text:span>for <text:span text:style-name="T32">all</text:span> Scientific Project<text:span text:style-name="T32">s</text:span>. </text:p>
              <text:list>
                <text:list-item>
                  <text:p text:style-name="P7">It will hold ALL your current info <text:span text:style-name="T29">(title, wiki, project id, date, ...)</text:span> </text:p>
                </text:list-item>
                <text:list-item>
                  <text:p text:style-name="P13"><text:span text:style-name="T34">1</text:span><text:span text:style-name="T11">st</text:span><text:span text:style-name="T34"> row for a given project id will be complete. Rest can be sparse</text:span></text:p>
                  <text:list>
                    <text:list-item>
                      <text:p text:style-name="P15">after some constant k updates, must store snapshot. <text:span text:style-name="T36">Allows for constant time lookup for both historical and current view project. </text:span></text:p>
                    </text:list-item>
                  </text:list>
                </text:list-item>
                <text:list-item>
                  <text:p text:style-name="P13"><text:span text:style-name="T35">rows will be sorted by project id and then by date ← easily done in django.</text:span></text:p>
                </text:list-item>
              </text:list>
            </text:list-item>
          </text:list>
        </text:list-item>
        <text:list-item>
          <text:p text:style-name="P7"><text:span text:style-name="T28">Benefits</text:span></text:p>
          <text:list>
            <text:list-item>
              <text:p text:style-name="P16">writes are fast. <text:span text:style-name="T37">Must faster than Mongo version (10x faster based on jmeter tests)</text:span></text:p>
            </text:list-item>
            <text:list-item>
              <text:p text:style-name="P7"><text:span text:style-name="T28">Because of transactions, no incorrect overwrites.</text:span></text:p>
            </text:list-item>
            <text:list-item>
              <text:p text:style-name="P17">ACID <text:span text:style-name="T39">all the way</text:span></text:p>
            </text:list-item>
            <text:list-item>
              <text:p text:style-name="P18">supported by django and django models. Thus lots of resources available. </text:p>
              <text:list>
                <text:list-item>
                  <text:p text:style-name="P18">Helps when teaching new interns</text:p>
                </text:list-item>
                <text:list-item>
                  <text:p text:style-name="P18">helps when hiring contractors</text:p>
                </text:list-item>
              </text:list>
            </text:list-item>
            <text:list-item>
              <text:p text:style-name="P19">for numerous tasks, can look at postgres, oracle, mysql or any database's solutions. <text:span text:style-name="T62">Thus multiple different sources for solutions to problems.</text:span></text:p>
            </text:list-item>
          </text:list>
        </text:list-item>
        <text:list-item>
          <text:p text:style-name="P21">Flaws</text:p>
          <text:list>
            <text:list-item>
              <text:p text:style-name="P21"><text:span text:style-name="T38">reads</text:span> are slower<text:span text:style-name="T38">(2.5x slower based on Jmeter tests)</text:span></text:p>
            </text:list-item>
            <text:list-item>
              <text:p text:style-name="P28">documentation is<text:span text:style-name="T40">n't as nice as mongo</text:span></text:p>
            </text:list-item>
            <text:list-item>
              <text:p text:style-name="P29">If we eventually want to <text:span text:style-name="T42">optimize so that the historical searching is done inside the database, it is harder to work with sql syntax than javascript</text:span></text:p>
            </text:list-item>
            <text:list-item>
              <text:p text:style-name="P31">does not linearly scale</text:p>
            </text:list-item>
          </text:list>
        </text:list-item>
      </text:list>
      <text:p text:style-name="P3"/>
      <text:p text:style-name="P3"/>
      <text:p text:style-name="P3"/>
      <text:p text:style-name="P3"/>
      <text:p text:style-name="P3"/>
      <text:p text:style-name="P3"/>
      <text:p text:style-name="P5"><text:soft-page-break/><text:span text:style-name="T63">Potential MongoDB solution</text:span>:</text:p>
      <text:list xml:id="list8598239860201361737" text:style-name="L10">
        <text:list-item>
          <text:p text:style-name="P8"><text:span text:style-name="T29">Structure</text:span></text:p>
          <text:list>
            <text:list-item>
              <text:p text:style-name="P8">1 document for each Scientific Project. </text:p>
              <text:list>
                <text:list-item>
                  <text:p text:style-name="P8">It will hold ALL your current info <text:span text:style-name="T29">(title, wiki, project id, most recent update date...)</text:span>. </text:p>
                </text:list-item>
                <text:list-item>
                  <text:p text:style-name="P8"><text:span text:style-name="T28">It will also hold a list of History documents.</text:span></text:p>
                  <text:list>
                    <text:list-item>
                      <text:p text:style-name="P22">History documents will hold <text:span text:style-name="T30">title, wiki...</text:span></text:p>
                    </text:list-item>
                    <text:list-item>
                      <text:p text:style-name="P14">should be a sorted list</text:p>
                    </text:list-item>
                  </text:list>
                </text:list-item>
              </text:list>
            </text:list-item>
          </text:list>
        </text:list-item>
        <text:list-item>
          <text:p text:style-name="P8"><text:span text:style-name="T28">Benefits</text:span></text:p>
          <text:list>
            <text:list-item>
              <text:p text:style-name="P22">Reads are very fast for </text:p>
            </text:list-item>
            <text:list-item>
              <text:p text:style-name="P23">Fast migrations to and from key-document based databases</text:p>
            </text:list-item>
            <text:list-item>
              <text:p text:style-name="P8"><text:span text:style-name="T28">Because of single document transactions, you will be sure that no incorrect overwrites occur.</text:span></text:p>
            </text:list-item>
            <text:list-item>
              <text:p text:style-name="P22">Fast migrations to and from key-document based databases</text:p>
            </text:list-item>
            <text:list-item>
              <text:p text:style-name="P32">linearly scales</text:p>
            </text:list-item>
          </text:list>
        </text:list-item>
        <text:list-item>
          <text:p text:style-name="P22">Flaws</text:p>
          <text:list>
            <text:list-item>
              <text:p text:style-name="P33">BIGGEST problem is that mongodb is NOT yet officially <text:span text:style-name="T48">supported</text:span></text:p>
            </text:list-item>
            <text:list-item>
              <text:p text:style-name="P24">writes are slower</text:p>
            </text:list-item>
            <text:list-item>
              <text:p text:style-name="P20">if you have a problem, there arent as many mongo specific resources. Nosql databases defer very much in syntax <text:span text:style-name="T41">and</text:span> inner workings.</text:p>
            </text:list-item>
          </text:list>
        </text:list-item>
      </text:list>
      <text:p text:style-name="P30"/>
      <text:p text:style-name="P26"/>
      <text:p text:style-name="P35"><text:span text:style-name="T63">Potential Hybrid solution</text:span>:</text:p>
      <text:list xml:id="list171926914838638" text:continue-numbering="true" text:style-name="L10">
        <text:list-item>
          <text:p text:style-name="P9"><text:span text:style-name="T29">Structure</text:span></text:p>
          <text:list>
            <text:list-item>
              <text:p text:style-name="P9">1 <text:span text:style-name="T43">table for current version of </text:span>each Scientific Project <text:span text:style-name="T49">in Postgre</text:span></text:p>
              <text:list>
                <text:list-item>
                  <text:p text:style-name="P10">hold<text:span text:style-name="T50">s</text:span> ALL current info <text:span text:style-name="T29">(title, wiki, project id, most recent update date...)</text:span>.</text:p>
                </text:list-item>
              </text:list>
            </text:list-item>
            <text:list-item>
              <text:p text:style-name="P11"><text:span text:style-name="T44">1 collection for all historical versions in Mongo</text:span></text:p>
              <text:list>
                <text:list-item>
                  <text:p text:style-name="P83">holds historical info (title, wiki, project id, date...)</text:p>
                </text:list-item>
                <text:list-item>
                  <text:p text:style-name="P36">Sorted by <text:span text:style-name="T50">date</text:span></text:p>
                </text:list-item>
              </text:list>
            </text:list-item>
            <text:list-item>
              <text:p text:style-name="P37">when reading <text:span text:style-name="T52">current version, only look at postgre</text:span></text:p>
            </text:list-item>
            <text:list-item>
              <text:p text:style-name="P12"><text:span text:style-name="T52">when reading historical version, first look at postgre then at mongo</text:span></text:p>
            </text:list-item>
            <text:list-item>
              <text:p text:style-name="P12"><text:span text:style-name="T53">when updating, store recent updates in postgre and then batch send to mongo <text:s/></text:span></text:p>
            </text:list-item>
          </text:list>
        </text:list-item>
        <text:list-item>
          <text:p text:style-name="P9"><text:span text:style-name="T28">Benefits</text:span></text:p>
          <text:list>
            <text:list-item>
              <text:p text:style-name="P38">scales linearly for <text:span text:style-name="T51">historical part (bulk of data so very good)</text:span></text:p>
            </text:list-item>
          </text:list>
        </text:list-item>
        <text:list-item>
          <text:p text:style-name="P25">Flaws</text:p>
          <text:list>
            <text:list-item>
              <text:p text:style-name="P34">mongodb is NOT yet officially <text:span text:style-name="T47">supported</text:span></text:p>
            </text:list-item>
            <text:list-item>
              <text:p text:style-name="P39">difficult to make django models use both databases</text:p>
            </text:list-item>
            <text:list-item>
              <text:p text:style-name="P37">for updates, still have to look at both databases</text:p>
              <text:list>
                <text:list-item>
                  <text:p text:style-name="P37"><text:span text:style-name="T54">a </text:span>way you can get around this is by having a batch process that moves all your recent updates in the postgres databases to <text:span text:style-name="T55">mongo. </text:span><text:s/></text:p>
                </text:list-item>
              </text:list>
            </text:list-item>
            <text:list-item>
              <text:p text:style-name="P40">Becomes complex very quickly</text:p>
              <text:list>
                <text:list-item>
                  <text:p text:style-name="P40"><text:span text:style-name="T56">not good for new interns since complex</text:span></text:p>
                </text:list-item>
                <text:list-item>
                  <text:p text:style-name="P40"><text:span text:style-name="T56">not good for django contractors since it becomes highly customized</text:span> </text:p>
                </text:list-item>
              </text:list>
            </text:list-item>
          </text:list>
        </text:list-item>
      </text:list>
      <text:p text:style-name="P27"/>
      <text:p text:style-name="P1"/>
      <text:p text:style-name="P1"/>
      <text:p text:style-name="P1"><text:soft-page-break/></text:p>
      <text:p text:style-name="P52"><text:span text:style-name="T63">Key differences </text:span><text:span text:style-name="T64">in Django </text:span><text:span text:style-name="T63">between Postgre and Mongo version</text:span><text:span text:style-name="T64">s</text:span>:</text:p>
      <text:list xml:id="list5636470189029221327" text:style-name="L4">
        <text:list-item>
          <text:p text:style-name="P47">Mongo does not use django serializers, unlike Postgre</text:p>
          <text:list>
            <text:list-item>
              <text:p text:style-name="P54">thus making mongo faster, but less secure</text:p>
            </text:list-item>
          </text:list>
        </text:list-item>
        <text:list-item>
          <text:p text:style-name="P47">Mongo does not require migrations</text:p>
        </text:list-item>
        <text:list-item>
          <text:p text:style-name="P56">MongoEngine<text:span text:style-name="T19">( django model module I used)</text:span> written on top of <text:span text:style-name="T17">pymongo. It is not officially supported by mongodb or django.</text:span></text:p>
          <text:list>
            <text:list-item>
              <text:p text:style-name="P58">There is a push by the community to allow for nosql db's in <text:span text:style-name="T18">django models. Not there yet, but making progress. It is required in todays world.</text:span></text:p>
            </text:list-item>
            <text:list-item>
              <text:p text:style-name="P60">MongoEngine <text:span text:style-name="T20">requires django nonrel (django version for non-relational db's)</text:span></text:p>
            </text:list-item>
            <text:list-item>
              <text:p text:style-name="P60">MongoEngine <text:span text:style-name="T20">requires djangotoolbox (utilities for non-relational django)</text:span></text:p>
            </text:list-item>
            <text:list-item>
              <text:p text:style-name="P62">can't use same models as normally used to do specialized queries or deletions.</text:p>
              <text:list>
                <text:list-item>
                  <text:p text:style-name="P64">Had to use pymongo itself (not the mongoengine wrapper I used to make mongo and postgre versions nearly identical) <text:span text:style-name="T27">to delete projects. This meant establishing a new connection to the database. </text:span></text:p>
                </text:list-item>
              </text:list>
            </text:list-item>
          </text:list>
        </text:list-item>
        <text:list-item>
          <text:p text:style-name="P66">Postgres is well tested and used with Django</text:p>
        </text:list-item>
        <text:list-item>
          <text:p text:style-name="P68"><text:span text:style-name="T21">Issues with having hybrid i</text:span>n <text:span text:style-name="T21">Django</text:span></text:p>
          <text:list>
            <text:list-item>
              <text:p text:style-name="P70">there are two ways to have your models use different databases</text:p>
              <text:list>
                <text:list-item>
                  <text:p text:style-name="P70">1) use a customized database router <text:span text:style-name="T26">for your models</text:span></text:p>
                  <text:list>
                    <text:list-item>
                      <text:p text:style-name="P54">have problems with this because <text:span text:style-name="T25">you are using an different fork of django with mongo.</text:span></text:p>
                    </text:list-item>
                  </text:list>
                </text:list-item>
                <text:list-item>
                  <text:p text:style-name="P70">2) force your query to use a specific database at each <text:span text:style-name="T22">call.</text:span></text:p>
                  <text:list>
                    <text:list-item>
                      <text:p text:style-name="P73">Very bad <text:span text:style-name="T23">since it requires you to customize all your calls. Plus there are lots of easily made mistakes possible due to this. </text:span></text:p>
                    </text:list-item>
                    <text:list-item>
                      <text:p text:style-name="P73"><text:span text:style-name="T23">For example, you can create a model object using user input, then commit it to 1 db. Commiting will force extra information onto your object which will mess up your commit to second db.</text:span></text:p>
                      <text:list>
                        <text:list-item>
                          <text:p text:style-name="P73"><text:span text:style-name="T24">Many such mistakes make this is a bad option. Not recommended on Django website either. </text:span></text:p>
                        </text:list-item>
                      </text:list>
                    </text:list-item>
                  </text:list>
                </text:list-item>
              </text:list>
            </text:list-item>
          </text:list>
        </text:list-item>
      </text:list>
      <text:p text:style-name="P5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5">Structure and process of my Timeline samples</text:p>
      <text:p text:style-name="P74"/>
      <text:p text:style-name="P1">Structure of Postgre Version of Timeline Prototype:</text:p>
      <text:list xml:id="list2824454358862633186" text:style-name="L3">
        <text:list-item>
          <text:p text:style-name="P41">Timeline table stores title, author, wiki, project id, and date</text:p>
          <text:list>
            <text:list-item>
              <text:p text:style-name="P41">sparse table. Except for 1<text:span text:style-name="T9">st</text:span> entry, any can be not completely filled.</text:p>
            </text:list-item>
          </text:list>
        </text:list-item>
        <text:list-item>
          <text:p text:style-name="P41">Timeline is not technically sorted internally but since it is added sequentially, it sort of is.</text:p>
          <text:list>
            <text:list-item>
              <text:p text:style-name="P41">Forced sort by date can be easily done using django models.</text:p>
            </text:list-item>
          </text:list>
        </text:list-item>
      </text:list>
      <text:p text:style-name="P1"/>
      <text:p text:style-name="P2">Structure of <text:span text:style-name="T1">Mongo</text:span> Version of Timeline Prototype:</text:p>
      <text:list xml:id="list2673056655738715420" text:style-name="L2">
        <text:list-item>
          <text:p text:style-name="P43">Timeline document contains title, author, wiki, project id, date, and history fields.</text:p>
          <text:list>
            <text:list-item>
              <text:p text:style-name="P44">Timeline stores current values of each of the documents. </text:p>
            </text:list-item>
            <text:list-item>
              <text:p text:style-name="P43"><text:span text:style-name="T12">h</text:span>istory is a list of History documents</text:p>
            </text:list-item>
          </text:list>
        </text:list-item>
        <text:list-item>
          <text:p text:style-name="P43">History contains title, author, wiki, and date.</text:p>
          <text:list>
            <text:list-item>
              <text:p text:style-name="P43">History is not sorted internally within the database, though it is easily possible to do so <text:span text:style-name="T8">using django models</text:span>.</text:p>
            </text:list-item>
          </text:list>
        </text:list-item>
      </text:list>
      <text:p text:style-name="P51"/>
      <text:p text:style-name="P52"><text:span text:style-name="T60">Project creation, project view, historical project view, and updates are almost the same in both versions </text:span><text:span text:style-name="T61">that I actually wrote</text:span><text:span text:style-name="T60">. The differences are only in storing the information as per its structure. <text:s/></text:span><text:span text:style-name="T61">The below describes each.</text:span></text:p>
      <text:p text:style-name="P52"><text:span text:style-name="T61"/></text:p>
      <text:p text:style-name="P45">Project Creation</text:p>
      <text:list xml:id="list476990910738264589" text:style-name="L5">
        <text:list-item>
          <text:p text:style-name="P48">input is <text:s/>project id, date, title, wiki, author. None are optional.</text:p>
        </text:list-item>
        <text:list-item>
          <text:p text:style-name="P48">Checks to see if project by input project id exists. If not, then creates new project.</text:p>
          <text:list>
            <text:list-item>
              <text:p text:style-name="P48">Mongo – Creates a Timeline Document with initial History Document with the input data.</text:p>
            </text:list-item>
            <text:list-item>
              <text:p text:style-name="P48">Postgre – <text:span text:style-name="T15">inserts regularly into Timeline table. 1</text:span><text:span text:style-name="T10">St</text:span><text:span text:style-name="T15"> row must be full.</text:span></text:p>
            </text:list-item>
          </text:list>
        </text:list-item>
      </text:list>
      <text:p text:style-name="P45"/>
      <text:p text:style-name="P45">View current version of Project</text:p>
      <text:list xml:id="list8812713860980039790" text:style-name="L6">
        <text:list-item>
          <text:p text:style-name="P49">input is project id</text:p>
        </text:list-item>
        <text:list-item>
          <text:p text:style-name="P49">if project id exists, returns title, wiki, author.</text:p>
          <text:list>
            <text:list-item>
              <text:p text:style-name="P4">Mongo - you can just get it quickly since current is stored seperatly.</text:p>
            </text:list-item>
            <text:list-item>
              <text:p text:style-name="P4">Postgres – must sort and traverse. Slow.</text:p>
            </text:list-item>
          </text:list>
        </text:list-item>
      </text:list>
      <text:p text:style-name="P45"/>
      <text:p text:style-name="P45">View Historical version of Project</text:p>
      <text:list xml:id="list7536442598741547757" text:style-name="L7">
        <text:list-item>
          <text:p text:style-name="P50">input is project id and date</text:p>
        </text:list-item>
        <text:list-item>
          <text:p text:style-name="P50">django python attains the historical versions of the project, sorts them by date, then finds <text:span text:style-name="T2">value of author, wiki, title closest but previous to input date</text:span> </text:p>
          <text:list>
            <text:list-item>
              <text:p text:style-name="P76">mongo – looks in seperate list, thus can ignore all historical data with projections for normal non-historical views </text:p>
            </text:list-item>
            <text:list-item>
              <text:p text:style-name="P76">Postgres – <text:span text:style-name="T14">looks through entire list. NOT ignoring any data in this case. Partial cause for slow historical reads.</text:span></text:p>
            </text:list-item>
          </text:list>
        </text:list-item>
        <text:list-item>
          <text:p text:style-name="P76">since we <text:span text:style-name="T3">take snapshots of the historical project after every 10 updates, going up db to get appropriate version is done in constant time.</text:span></text:p>
          <text:list>
            <text:list-item>
              <text:p text:style-name="P77">Does take extra space</text:p>
            </text:list-item>
          </text:list>
        </text:list-item>
        <text:list-item>
          <text:p text:style-name="P78">the sorting step still takes a long time in current version. BUT, both can simply be <text:soft-page-break/>forced to be internally sorted ie. store in sorted list. Makes slow updates but fast<text:span text:style-name="T4">er reads.</text:span></text:p>
          <text:list>
            <text:list-item>
              <text:p text:style-name="P79"><text:span text:style-name="T4">Idea that we can have a hybrid that has fast writes due to postgre and fast reads due to mongo is tough since you will always have to store your updates.</text:span></text:p>
              <text:list>
                <text:list-item>
                  <text:p text:style-name="P80"><text:span text:style-name="T5">With that said, we can follow leveldb and store 2 trees of information. One for current-ish and one for historical. We can have store all current+say 1 month of data in a shorter database so you can in fact have fast writes in it simply because there is less data. Then, we send this data to our larger historical database in large batches.</text:span></text:p>
                </text:list-item>
              </text:list>
            </text:list-item>
          </text:list>
          <text:p text:style-name="P80"><text:span text:style-name="T5"><text:s/></text:span><text:s/></text:p>
        </text:list-item>
      </text:list>
      <text:p text:style-name="P81">Update Project</text:p>
      <text:list xml:id="list9072440716028311811" text:style-name="L8">
        <text:list-item>
          <text:p text:style-name="P82">Input project id, date, and optionally any of wiki, title, authors.</text:p>
        </text:list-item>
        <text:list-item>
          <text:p text:style-name="P82"><text:span text:style-name="T7">Validates and s</text:span>tores in databases</text:p>
          <text:list>
            <text:list-item>
              <text:p text:style-name="P82">Mongo – <text:span text:style-name="T13">updates Timeline values AND </text:span>stores new version into <text:span text:style-name="T13">h</text:span>istory as well</text:p>
            </text:list-item>
            <text:list-item>
              <text:p text:style-name="P82">Postgre – <text:span text:style-name="T8">just stores regularly in Timeline</text:span></text:p>
            </text:list-item>
          </text:list>
        </text:list-item>
        <text:list-item>
          <text:p text:style-name="P42">every 10 updates, backtraces database and <text:span text:style-name="T57">creates a snapshot. Stores this snapshot (which includes the most recent update) instead of just the most recent update.</text:span></text:p>
        </text:list-item>
        <text:list-item>
          <text:p text:style-name="P82">the key issue in mongo usually is the lack of transactions. However, with only 1 document for <text:span text:style-name="T6">each project, it is not an issue</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4:04:28.725214787</meta:creation-date>
    <dc:date>2014-10-29T17:19:25.678694626</dc:date>
    <meta:editing-duration>PT2H58M11S</meta:editing-duration>
    <meta:editing-cycles>167</meta:editing-cycles>
    <meta:generator>LibreOffice/4.2.6.3$Linux_X86_64 LibreOffice_project/420m0$Build-3</meta:generator>
    <meta:document-statistic meta:table-count="0" meta:image-count="0" meta:object-count="0" meta:page-count="5" meta:paragraph-count="123" meta:word-count="1450" meta:character-count="8206" meta:non-whitespace-character-count="6955"/>
  </office:meta>
</office:document-meta>
</file>